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3.15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268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No. Result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(mimic-ii OR mimic-iii)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Many FP</text:p>
          </table:table-cell>
        </table:table-row>
        <table:table-row table:style-name="ro1">
          <table:table-cell office:value-type="string" calcext:value-type="string">
            <text:p>(mimic-ii OR mimic-iii) AND (physionet)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ound no FP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physionet)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Full version of above. No FP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icu)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Found FP from that long cc article.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icu OR “intensive care”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Doesn’t seem lworse than 5</text:p>
          </table:table-cell>
        </table:table-row>
        <table:table-row table:style-name="ro1">
          <table:table-cell office:value-type="string" calcext:value-type="string">
            <text:p>(mimic-ii OR mimic-iii OR mimicii OR mimiciii OR mimic-2 OR mimic-3 OR mimic2 OR mimic3) AND (physionet OR icu)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string" calcext:value-type="string">
            <text:p>(mimic-ii OR mimic-iii OR mimicii OR mimiciii OR mimic-2 OR mimic-3 OR mimic2 OR mimic3) AND (physionet OR icu OR “intensive care”)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total as #6.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(mimic-ii OR mimic-iii OR mimicii OR mimiciii OR mimic-2 OR mimic-3 OR mimic2 OR mimic3)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Too libera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09:29:07.238771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9:25:33.532099985</meta:creation-date>
    <dc:date>2017-09-18T14:48:58.622964421</dc:date>
    <meta:editing-duration>PT5H2M24S</meta:editing-duration>
    <meta:editing-cycles>22</meta:editing-cycles>
    <meta:generator>LibreOffice/5.1.6.2$Linux_X86_64 LibreOffice_project/10m0$Build-2</meta:generator>
    <meta:document-statistic meta:table-count="1" meta:cell-count="26" meta:object-count="0"/>
  </office:meta>
</office:document-meta>
</file>